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35791015625" calcext:value-type="float">
            <text:p>0,935791015625</text:p>
          </table:table-cell>
          <table:table-cell office:value-type="float" office:value="0.912460386717494" calcext:value-type="float">
            <text:p>0,912460386717494</text:p>
          </table:table-cell>
          <table:table-cell office:value-type="float" office:value="0.91519255573982" calcext:value-type="float">
            <text:p>0,91519255573982</text:p>
          </table:table-cell>
          <table:table-cell office:value-type="float" office:value="0.843645165399805" calcext:value-type="float">
            <text:p>0,843645165399805</text:p>
          </table:table-cell>
          <table:table-cell office:value-type="float" office:value="0.917941135702075" calcext:value-type="float">
            <text:p>0,917941135702075</text:p>
          </table:table-cell>
          <table:table-cell office:value-type="float" office:value="0.946612139715974" calcext:value-type="float">
            <text:p>0,94661213971597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87939453125" calcext:value-type="float">
            <text:p>0,887939453125</text:p>
          </table:table-cell>
          <table:table-cell office:value-type="float" office:value="0.885829519894516" calcext:value-type="float">
            <text:p>0,885829519894516</text:p>
          </table:table-cell>
          <table:table-cell office:value-type="float" office:value="0.876683937823834" calcext:value-type="float">
            <text:p>0,876683937823834</text:p>
          </table:table-cell>
          <table:table-cell office:value-type="float" office:value="0.780442804428044" calcext:value-type="float">
            <text:p>0,780442804428044</text:p>
          </table:table-cell>
          <table:table-cell office:value-type="float" office:value="0.867725269715849" calcext:value-type="float">
            <text:p>0,867725269715849</text:p>
          </table:table-cell>
          <table:table-cell office:value-type="float" office:value="0.905093488072212" calcext:value-type="float">
            <text:p>0,90509348807221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20619419642857" calcext:value-type="float">
            <text:p>0,920619419642857</text:p>
          </table:table-cell>
          <table:table-cell office:value-type="float" office:value="0.878690258678719" calcext:value-type="float">
            <text:p>0,878690258678719</text:p>
          </table:table-cell>
          <table:table-cell office:value-type="float" office:value="0.889251131331809" calcext:value-type="float">
            <text:p>0,889251131331809</text:p>
          </table:table-cell>
          <table:table-cell office:value-type="float" office:value="0.800587024138082" calcext:value-type="float">
            <text:p>0,800587024138082</text:p>
          </table:table-cell>
          <table:table-cell office:value-type="float" office:value="0.900068951930654" calcext:value-type="float">
            <text:p>0,900068951930654</text:p>
          </table:table-cell>
          <table:table-cell office:value-type="float" office:value="0.93188444924406" calcext:value-type="float">
            <text:p>0,9318844492440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72654506138393" calcext:value-type="float">
            <text:p>0,872654506138393</text:p>
          </table:table-cell>
          <table:table-cell office:value-type="float" office:value="0.86464940098661" calcext:value-type="float">
            <text:p>0,86464940098661</text:p>
          </table:table-cell>
          <table:table-cell office:value-type="float" office:value="0.843174521362841" calcext:value-type="float">
            <text:p>0,843174521362841</text:p>
          </table:table-cell>
          <table:table-cell office:value-type="float" office:value="0.728869252046708" calcext:value-type="float">
            <text:p>0,728869252046708</text:p>
          </table:table-cell>
          <table:table-cell office:value-type="float" office:value="0.822740512562604" calcext:value-type="float">
            <text:p>0,822740512562604</text:p>
          </table:table-cell>
          <table:table-cell office:value-type="float" office:value="0.908223453342691" calcext:value-type="float">
            <text:p>0,90822345334269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1937430245536" calcext:value-type="float">
            <text:p>0,851937430245536</text:p>
          </table:table-cell>
          <table:table-cell office:value-type="float" office:value="0.862601991899348" calcext:value-type="float">
            <text:p>0,862601991899348</text:p>
          </table:table-cell>
          <table:table-cell office:value-type="float" office:value="0.838508430732946" calcext:value-type="float">
            <text:p>0,838508430732946</text:p>
          </table:table-cell>
          <table:table-cell office:value-type="float" office:value="0.721923820129041" calcext:value-type="float">
            <text:p>0,721923820129041</text:p>
          </table:table-cell>
          <table:table-cell office:value-type="float" office:value="0.815724224705795" calcext:value-type="float">
            <text:p>0,815724224705795</text:p>
          </table:table-cell>
          <table:table-cell office:value-type="float" office:value="0.884209484862476" calcext:value-type="float">
            <text:p>0,88420948486247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28098842075893" calcext:value-type="float">
            <text:p>0,828098842075893</text:p>
          </table:table-cell>
          <table:table-cell office:value-type="float" office:value="0.894704863064563" calcext:value-type="float">
            <text:p>0,894704863064563</text:p>
          </table:table-cell>
          <table:table-cell office:value-type="float" office:value="0.801322167467828" calcext:value-type="float">
            <text:p>0,801322167467828</text:p>
          </table:table-cell>
          <table:table-cell office:value-type="float" office:value="0.668505035898643" calcext:value-type="float">
            <text:p>0,668505035898643</text:p>
          </table:table-cell>
          <table:table-cell office:value-type="float" office:value="0.725590393108735" calcext:value-type="float">
            <text:p>0,725590393108735</text:p>
          </table:table-cell>
          <table:table-cell office:value-type="float" office:value="0.921878652285705" calcext:value-type="float">
            <text:p>0,921878652285705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09266880580357" calcext:value-type="float">
            <text:p>0,909266880580357</text:p>
          </table:table-cell>
          <table:table-cell office:value-type="float" office:value="0.732275586049171" calcext:value-type="float">
            <text:p>0,732275586049171</text:p>
          </table:table-cell>
          <table:table-cell office:value-type="float" office:value="0.797509243043394" calcext:value-type="float">
            <text:p>0,797509243043394</text:p>
          </table:table-cell>
          <table:table-cell office:value-type="float" office:value="0.663214447537057" calcext:value-type="float">
            <text:p>0,663214447537057</text:p>
          </table:table-cell>
          <table:table-cell office:value-type="float" office:value="0.875502008032128" calcext:value-type="float">
            <text:p>0,875502008032128</text:p>
          </table:table-cell>
          <table:table-cell office:value-type="float" office:value="0.917924672991389" calcext:value-type="float">
            <text:p>0,91792467299138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03485979352679" calcext:value-type="float">
            <text:p>0,903485979352679</text:p>
          </table:table-cell>
          <table:table-cell office:value-type="float" office:value="0.895001693521072" calcext:value-type="float">
            <text:p>0,895001693521072</text:p>
          </table:table-cell>
          <table:table-cell office:value-type="float" office:value="0.869863738434227" calcext:value-type="float">
            <text:p>0,869863738434227</text:p>
          </table:table-cell>
          <table:table-cell office:value-type="float" office:value="0.769698104571084" calcext:value-type="float">
            <text:p>0,769698104571084</text:p>
          </table:table-cell>
          <table:table-cell office:value-type="float" office:value="0.846099307000892" calcext:value-type="float">
            <text:p>0,846099307000892</text:p>
          </table:table-cell>
          <table:table-cell office:value-type="float" office:value="0.938843091664905" calcext:value-type="float">
            <text:p>0,938843091664905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901890345982143" calcext:value-type="float">
            <text:p>0,901890345982143</text:p>
          </table:table-cell>
          <table:table-cell office:value-type="float" office:value="0.918195950174631" calcext:value-type="float">
            <text:p>0,918195950174631</text:p>
          </table:table-cell>
          <table:table-cell office:value-type="float" office:value="0.889917232473047" calcext:value-type="float">
            <text:p>0,889917232473047</text:p>
          </table:table-cell>
          <table:table-cell office:value-type="float" office:value="0.801667459855816" calcext:value-type="float">
            <text:p>0,801667459855816</text:p>
          </table:table-cell>
          <table:table-cell office:value-type="float" office:value="0.863328334693723" calcext:value-type="float">
            <text:p>0,863328334693723</text:p>
          </table:table-cell>
          <table:table-cell office:value-type="float" office:value="0.934652539229442" calcext:value-type="float">
            <text:p>0,934652539229442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15265764508929" calcext:value-type="float">
            <text:p>0,915265764508929</text:p>
          </table:table-cell>
          <table:table-cell office:value-type="float" office:value="0.889284901797224" calcext:value-type="float">
            <text:p>0,889284901797224</text:p>
          </table:table-cell>
          <table:table-cell office:value-type="float" office:value="0.878646353646354" calcext:value-type="float">
            <text:p>0,878646353646354</text:p>
          </table:table-cell>
          <table:table-cell office:value-type="float" office:value="0.783558653867569" calcext:value-type="float">
            <text:p>0,783558653867569</text:p>
          </table:table-cell>
          <table:table-cell office:value-type="float" office:value="0.868259335126731" calcext:value-type="float">
            <text:p>0,868259335126731</text:p>
          </table:table-cell>
          <table:table-cell office:value-type="float" office:value="0.940945678113498" calcext:value-type="float">
            <text:p>0,940945678113498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46175711495536" calcext:value-type="float">
            <text:p>0,946175711495536</text:p>
          </table:table-cell>
          <table:table-cell office:value-type="float" office:value="0.841444436584848" calcext:value-type="float">
            <text:p>0,841444436584848</text:p>
          </table:table-cell>
          <table:table-cell office:value-type="float" office:value="0.885164170774812" calcext:value-type="float">
            <text:p>0,885164170774812</text:p>
          </table:table-cell>
          <table:table-cell office:value-type="float" office:value="0.793986116673341" calcext:value-type="float">
            <text:p>0,793986116673341</text:p>
          </table:table-cell>
          <table:table-cell office:value-type="float" office:value="0.933676072367646" calcext:value-type="float">
            <text:p>0,933676072367646</text:p>
          </table:table-cell>
          <table:table-cell office:value-type="float" office:value="0.949746096158373" calcext:value-type="float">
            <text:p>0,949746096158373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8708844866071" calcext:value-type="float">
            <text:p>0,908708844866071</text:p>
          </table:table-cell>
          <table:table-cell office:value-type="float" office:value="0.865437304934124" calcext:value-type="float">
            <text:p>0,865437304934124</text:p>
          </table:table-cell>
          <table:table-cell office:value-type="float" office:value="0.874037536092396" calcext:value-type="float">
            <text:p>0,874037536092396</text:p>
          </table:table-cell>
          <table:table-cell office:value-type="float" office:value="0.776258147237953" calcext:value-type="float">
            <text:p>0,776258147237953</text:p>
          </table:table-cell>
          <table:table-cell office:value-type="float" office:value="0.882810411451625" calcext:value-type="float">
            <text:p>0,882810411451625</text:p>
          </table:table-cell>
          <table:table-cell office:value-type="float" office:value="0.923199303789723" calcext:value-type="float">
            <text:p>0,923199303789723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8580322265625" calcext:value-type="float">
            <text:p>0,88580322265625</text:p>
          </table:table-cell>
          <table:table-cell office:value-type="float" office:value="0.732304999453014" calcext:value-type="float">
            <text:p>0,732304999453014</text:p>
          </table:table-cell>
          <table:table-cell office:value-type="float" office:value="0.803492925625291" calcext:value-type="float">
            <text:p>0,803492925625291</text:p>
          </table:table-cell>
          <table:table-cell office:value-type="float" office:value="0.671532114463421" calcext:value-type="float">
            <text:p>0,671532114463421</text:p>
          </table:table-cell>
          <table:table-cell office:value-type="float" office:value="0.890011633704504" calcext:value-type="float">
            <text:p>0,890011633704504</text:p>
          </table:table-cell>
          <table:table-cell office:value-type="float" office:value="0.884306703071995" calcext:value-type="float">
            <text:p>0,884306703071995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8801618303571" calcext:value-type="float">
            <text:p>0,878801618303571</text:p>
          </table:table-cell>
          <table:table-cell office:value-type="float" office:value="0.766168336892832" calcext:value-type="float">
            <text:p>0,766168336892832</text:p>
          </table:table-cell>
          <table:table-cell office:value-type="float" office:value="0.801042024504752" calcext:value-type="float">
            <text:p>0,801042024504752</text:p>
          </table:table-cell>
          <table:table-cell office:value-type="float" office:value="0.668115180745905" calcext:value-type="float">
            <text:p>0,668115180745905</text:p>
          </table:table-cell>
          <table:table-cell office:value-type="float" office:value="0.839241797132745" calcext:value-type="float">
            <text:p>0,839241797132745</text:p>
          </table:table-cell>
          <table:table-cell office:value-type="float" office:value="0.895016349912718" calcext:value-type="float">
            <text:p>0,895016349912718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59043666294643" calcext:value-type="float">
            <text:p>0,859043666294643</text:p>
          </table:table-cell>
          <table:table-cell office:value-type="float" office:value="0.647108551501862" calcext:value-type="float">
            <text:p>0,647108551501862</text:p>
          </table:table-cell>
          <table:table-cell office:value-type="float" office:value="0.751887777027442" calcext:value-type="float">
            <text:p>0,751887777027442</text:p>
          </table:table-cell>
          <table:table-cell office:value-type="float" office:value="0.602420009345564" calcext:value-type="float">
            <text:p>0,602420009345564</text:p>
          </table:table-cell>
          <table:table-cell office:value-type="float" office:value="0.897154158883639" calcext:value-type="float">
            <text:p>0,897154158883639</text:p>
          </table:table-cell>
          <table:table-cell office:value-type="float" office:value="0.847136236196143" calcext:value-type="float">
            <text:p>0,847136236196143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87939453125" calcext:value-type="float">
            <text:p>0,887939453125</text:p>
          </table:table-cell>
          <table:table-cell office:value-type="float" office:value="0.866498360089764" calcext:value-type="float">
            <text:p>0,866498360089764</text:p>
          </table:table-cell>
          <table:table-cell office:value-type="float" office:value="0.862052680162291" calcext:value-type="float">
            <text:p>0,862052680162291</text:p>
          </table:table-cell>
          <table:table-cell office:value-type="float" office:value="0.757550604614311" calcext:value-type="float">
            <text:p>0,757550604614311</text:p>
          </table:table-cell>
          <table:table-cell office:value-type="float" office:value="0.857652385630686" calcext:value-type="float">
            <text:p>0,857652385630686</text:p>
          </table:table-cell>
          <table:table-cell office:value-type="float" office:value="0.908835057318834" calcext:value-type="float">
            <text:p>0,90883505731883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42476981026786" calcext:value-type="float">
            <text:p>0,842476981026786</text:p>
          </table:table-cell>
          <table:table-cell office:value-type="float" office:value="0.883601111789031" calcext:value-type="float">
            <text:p>0,883601111789031</text:p>
          </table:table-cell>
          <table:table-cell office:value-type="float" office:value="0.812340292926145" calcext:value-type="float">
            <text:p>0,812340292926145</text:p>
          </table:table-cell>
          <table:table-cell office:value-type="float" office:value="0.683984047019311" calcext:value-type="float">
            <text:p>0,683984047019311</text:p>
          </table:table-cell>
          <table:table-cell office:value-type="float" office:value="0.751715785224061" calcext:value-type="float">
            <text:p>0,751715785224061</text:p>
          </table:table-cell>
          <table:table-cell office:value-type="float" office:value="0.917808874918224" calcext:value-type="float">
            <text:p>0,917808874918224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19737025669643" calcext:value-type="float">
            <text:p>0,819737025669643</text:p>
          </table:table-cell>
          <table:table-cell office:value-type="float" office:value="0.866822347238439" calcext:value-type="float">
            <text:p>0,866822347238439</text:p>
          </table:table-cell>
          <table:table-cell office:value-type="float" office:value="0.825785792533918" calcext:value-type="float">
            <text:p>0,825785792533918</text:p>
          </table:table-cell>
          <table:table-cell office:value-type="float" office:value="0.703266735560914" calcext:value-type="float">
            <text:p>0,703266735560914</text:p>
          </table:table-cell>
          <table:table-cell office:value-type="float" office:value="0.788459062821833" calcext:value-type="float">
            <text:p>0,788459062821833</text:p>
          </table:table-cell>
          <table:table-cell office:value-type="float" office:value="0.856729598051157" calcext:value-type="float">
            <text:p>0,856729598051157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41971261160714" calcext:value-type="float">
            <text:p>0,841971261160714</text:p>
          </table:table-cell>
          <table:table-cell office:value-type="float" office:value="0.634241471649785" calcext:value-type="float">
            <text:p>0,634241471649785</text:p>
          </table:table-cell>
          <table:table-cell office:value-type="float" office:value="0.706275119927395" calcext:value-type="float">
            <text:p>0,706275119927395</text:p>
          </table:table-cell>
          <table:table-cell office:value-type="float" office:value="0.54592373603247" calcext:value-type="float">
            <text:p>0,54592373603247</text:p>
          </table:table-cell>
          <table:table-cell office:value-type="float" office:value="0.796767588123446" calcext:value-type="float">
            <text:p>0,796767588123446</text:p>
          </table:table-cell>
          <table:table-cell office:value-type="float" office:value="0.856125486604076" calcext:value-type="float">
            <text:p>0,856125486604076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8287179129464" calcext:value-type="float">
            <text:p>0,878287179129464</text:p>
          </table:table-cell>
          <table:table-cell office:value-type="float" office:value="0.773193500057624" calcext:value-type="float">
            <text:p>0,773193500057624</text:p>
          </table:table-cell>
          <table:table-cell office:value-type="float" office:value="0.827770854668164" calcext:value-type="float">
            <text:p>0,827770854668164</text:p>
          </table:table-cell>
          <table:table-cell office:value-type="float" office:value="0.706151060963287" calcext:value-type="float">
            <text:p>0,706151060963287</text:p>
          </table:table-cell>
          <table:table-cell office:value-type="float" office:value="0.890638275276126" calcext:value-type="float">
            <text:p>0,890638275276126</text:p>
          </table:table-cell>
          <table:table-cell office:value-type="float" office:value="0.872247611134192" calcext:value-type="float">
            <text:p>0,872247611134192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91878836495536" calcext:value-type="float">
            <text:p>0,791878836495536</text:p>
          </table:table-cell>
          <table:table-cell office:value-type="float" office:value="0.578717808219178" calcext:value-type="float">
            <text:p>0,578717808219178</text:p>
          </table:table-cell>
          <table:table-cell office:value-type="float" office:value="0.688707174250427" calcext:value-type="float">
            <text:p>0,688707174250427</text:p>
          </table:table-cell>
          <table:table-cell office:value-type="float" office:value="0.525212340620214" calcext:value-type="float">
            <text:p>0,525212340620214</text:p>
          </table:table-cell>
          <table:table-cell office:value-type="float" office:value="0.850315599639315" calcext:value-type="float">
            <text:p>0,850315599639315</text:p>
          </table:table-cell>
          <table:table-cell office:value-type="float" office:value="0.770182696446506" calcext:value-type="float">
            <text:p>0,770182696446506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9275948660714" calcext:value-type="float">
            <text:p>0,829275948660714</text:p>
          </table:table-cell>
          <table:table-cell office:value-type="float" office:value="0.601791389771742" calcext:value-type="float">
            <text:p>0,601791389771742</text:p>
          </table:table-cell>
          <table:table-cell office:value-type="float" office:value="0.680253445685544" calcext:value-type="float">
            <text:p>0,680253445685544</text:p>
          </table:table-cell>
          <table:table-cell office:value-type="float" office:value="0.51544248663631" calcext:value-type="float">
            <text:p>0,51544248663631</text:p>
          </table:table-cell>
          <table:table-cell office:value-type="float" office:value="0.782242920453692" calcext:value-type="float">
            <text:p>0,782242920453692</text:p>
          </table:table-cell>
          <table:table-cell office:value-type="float" office:value="0.843496627376167" calcext:value-type="float">
            <text:p>0,84349662737616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48066057477679" calcext:value-type="float">
            <text:p>0,848066057477679</text:p>
          </table:table-cell>
          <table:table-cell office:value-type="float" office:value="0.555462260473206" calcext:value-type="float">
            <text:p>0,555462260473206</text:p>
          </table:table-cell>
          <table:table-cell office:value-type="float" office:value="0.680105010005324" calcext:value-type="float">
            <text:p>0,680105010005324</text:p>
          </table:table-cell>
          <table:table-cell office:value-type="float" office:value="0.515272059641705" calcext:value-type="float">
            <text:p>0,515272059641705</text:p>
          </table:table-cell>
          <table:table-cell office:value-type="float" office:value="0.876869911001704" calcext:value-type="float">
            <text:p>0,876869911001704</text:p>
          </table:table-cell>
          <table:table-cell office:value-type="float" office:value="0.841562994314053" calcext:value-type="float">
            <text:p>0,841562994314053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33966936383929" calcext:value-type="float">
            <text:p>0,833966936383929</text:p>
          </table:table-cell>
          <table:table-cell office:value-type="float" office:value="0.565521515849123" calcext:value-type="float">
            <text:p>0,565521515849123</text:p>
          </table:table-cell>
          <table:table-cell office:value-type="float" office:value="0.668049647862771" calcext:value-type="float">
            <text:p>0,668049647862771</text:p>
          </table:table-cell>
          <table:table-cell office:value-type="float" office:value="0.501557469308693" calcext:value-type="float">
            <text:p>0,501557469308693</text:p>
          </table:table-cell>
          <table:table-cell office:value-type="float" office:value="0.815986713227153" calcext:value-type="float">
            <text:p>0,815986713227153</text:p>
          </table:table-cell>
          <table:table-cell office:value-type="float" office:value="0.838596144990461" calcext:value-type="float">
            <text:p>0,8385961449904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7412843250093" calcext:value-type="float">
            <text:p>0,87412843250093</text:p>
          </table:table-cell>
          <table:table-cell table:style-name="ce9" table:formula="of:=AVERAGE([.D2:.D25])" office:value-type="float" office:value="0.788000331136997" calcext:value-type="float">
            <text:p>0,788000331136997</text:p>
          </table:table-cell>
          <table:table-cell table:style-name="ce9" table:formula="of:=AVERAGE([.E2:.E25])" office:value-type="float" office:value="0.811126406837616" calcext:value-type="float">
            <text:p>0,811126406837616</text:p>
          </table:table-cell>
          <table:table-cell table:style-name="ce9" table:formula="of:=AVERAGE([.F2:.F25])" office:value-type="float" office:value="0.688699328197302" calcext:value-type="float">
            <text:p>0,688699328197302</text:p>
          </table:table-cell>
          <table:table-cell table:style-name="ce9" table:formula="of:=AVERAGE([.G2:.G25])" office:value-type="float" office:value="0.848188407813223" calcext:value-type="float">
            <text:p>0,848188407813223</text:p>
          </table:table-cell>
          <table:table-cell table:style-name="ce9" table:formula="of:=AVERAGE([.H2:.H25])" office:value-type="float" office:value="0.893135726241874" calcext:value-type="float">
            <text:p>0,89313572624187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14132254464286" calcext:value-type="float">
            <text:p>0,914132254464286</text:p>
          </table:table-cell>
          <table:table-cell table:formula="of:=AVERAGE([.D8:.D13])" office:value-type="float" office:value="0.856939978843512" calcext:value-type="float">
            <text:p>0,856939978843512</text:p>
          </table:table-cell>
          <table:table-cell table:formula="of:=AVERAGE([.E8:.E13])" office:value-type="float" office:value="0.865856379077372" calcext:value-type="float">
            <text:p>0,865856379077372</text:p>
          </table:table-cell>
          <table:table-cell table:formula="of:=AVERAGE([.F8:.F13])" office:value-type="float" office:value="0.76473048829047" calcext:value-type="float">
            <text:p>0,76473048829047</text:p>
          </table:table-cell>
          <table:table-cell table:formula="of:=AVERAGE([.G8:.G13])" office:value-type="float" office:value="0.878279244778791" calcext:value-type="float">
            <text:p>0,878279244778791</text:p>
          </table:table-cell>
          <table:table-cell table:formula="of:=AVERAGE([.H8:.H13])" office:value-type="float" office:value="0.934218563657888" calcext:value-type="float">
            <text:p>0,93421856365788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82840111142113" calcext:value-type="float">
            <text:p>0,882840111142113</text:p>
          </table:table-cell>
          <table:table-cell table:formula="of:=AVERAGE([.D2:.D7])" office:value-type="float" office:value="0.883156070206875" calcext:value-type="float">
            <text:p>0,883156070206875</text:p>
          </table:table-cell>
          <table:table-cell table:formula="of:=AVERAGE([.E2:.E7])" office:value-type="float" office:value="0.86068879074318" calcext:value-type="float">
            <text:p>0,86068879074318</text:p>
          </table:table-cell>
          <table:table-cell table:formula="of:=AVERAGE([.F2:.F7])" office:value-type="float" office:value="0.757328850340054" calcext:value-type="float">
            <text:p>0,757328850340054</text:p>
          </table:table-cell>
          <table:table-cell table:formula="of:=AVERAGE([.G2:.G7])" office:value-type="float" office:value="0.841631747954285" calcext:value-type="float">
            <text:p>0,841631747954285</text:p>
          </table:table-cell>
          <table:table-cell table:formula="of:=AVERAGE([.H2:.H7])" office:value-type="float" office:value="0.916316944587186" calcext:value-type="float">
            <text:p>0,91631694458718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62300327845982" calcext:value-type="float">
            <text:p>0,862300327845982</text:p>
          </table:table-cell>
          <table:table-cell table:formula="of:=AVERAGE([.D14:.D19])" office:value-type="float" office:value="0.79375061782749" calcext:value-type="float">
            <text:p>0,79375061782749</text:p>
          </table:table-cell>
          <table:table-cell table:formula="of:=AVERAGE([.E14:.E19])" office:value-type="float" office:value="0.809433582129973" calcext:value-type="float">
            <text:p>0,809433582129973</text:p>
          </table:table-cell>
          <table:table-cell table:formula="of:=AVERAGE([.F14:.F19])" office:value-type="float" office:value="0.681144781958238" calcext:value-type="float">
            <text:p>0,681144781958238</text:p>
          </table:table-cell>
          <table:table-cell table:formula="of:=AVERAGE([.G14:.G19])" office:value-type="float" office:value="0.837372470566245" calcext:value-type="float">
            <text:p>0,837372470566245</text:p>
          </table:table-cell>
          <table:table-cell table:formula="of:=AVERAGE([.H14:.H19])" office:value-type="float" office:value="0.884972136578178" calcext:value-type="float">
            <text:p>0,88497213657817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37241036551339" calcext:value-type="float">
            <text:p>0,837241036551339</text:p>
          </table:table-cell>
          <table:table-cell table:formula="of:=AVERAGE([.D20:.D25])" office:value-type="float" office:value="0.61815465767011" calcext:value-type="float">
            <text:p>0,61815465767011</text:p>
          </table:table-cell>
          <table:table-cell table:formula="of:=AVERAGE([.E20:.E25])" office:value-type="float" office:value="0.708526875399938" calcext:value-type="float">
            <text:p>0,708526875399938</text:p>
          </table:table-cell>
          <table:table-cell table:formula="of:=AVERAGE([.F20:.F25])" office:value-type="float" office:value="0.551593192200447" calcext:value-type="float">
            <text:p>0,551593192200447</text:p>
          </table:table-cell>
          <table:table-cell table:formula="of:=AVERAGE([.G20:.G25])" office:value-type="float" office:value="0.835470167953573" calcext:value-type="float">
            <text:p>0,835470167953573</text:p>
          </table:table-cell>
          <table:table-cell table:formula="of:=AVERAGE([.H20:.H25])" office:value-type="float" office:value="0.837035260144242" calcext:value-type="float">
            <text:p>0,837035260144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2:41.554108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3:08.192157638</dc:date>
    <meta:editing-duration>PT1H2M44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